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"/>
  <manifest:file-entry manifest:media-type="image/png" manifest:full-path="Pictures/1"/>
  <manifest:file-entry manifest:media-type="image/png" manifest:full-path="Pictures/2"/>
  <manifest:file-entry manifest:media-type="image/png" manifest:full-path="Pictures/3"/>
  <manifest:file-entry manifest:media-type="image/png" manifest:full-path="Pictures/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ourier New" svg:font-family="Courier New"/>
    <style:font-face style:name="Times New Roman" svg:font-family="Times New Roman"/>
  </office:font-face-decls>
  <office:automatic-styles>
    <style:style style:family="text" style:name="T1" style:display-name="T1">
      <style:text-properties fo:font-size="36pt"/>
    </style:style>
    <style:style style:family="text" style:name="T2" style:display-name="T2">
      <style:text-properties fo:font-weight="bold"/>
    </style:style>
    <style:style style:family="text" style:name="T3" style:display-name="T3">
      <style:text-properties fo:font-weight="normal"/>
    </style:style>
    <style:style style:family="text" style:name="T4" style:display-name="T4">
      <style:text-properties fo:font-size="16pt"/>
    </style:style>
    <style:style style:family="text" style:name="T5" style:display-name="T5">
      <style:text-properties fo:color="#000000" style:font-name="Times New Roman" fo:font-size="12pt" fo:language="en" fo:country="US" fo:font-weight="normal"/>
    </style:style>
    <style:style style:family="text" style:name="T6" style:display-name="T6">
      <style:text-properties fo:color="#000000" style:font-name="Times New Roman" fo:font-size="12pt" fo:language="en" fo:country="US" fo:font-weight="bold"/>
    </style:style>
    <style:style style:family="text" style:name="T7" style:display-name="T7">
      <style:text-properties style:font-name="Times New Roman" fo:font-size="12pt" fo:language="en" fo:country="US" fo:font-weight="normal"/>
    </style:style>
    <style:style style:family="text" style:name="T8" style:display-name="T8">
      <style:text-properties style:font-name="Times New Roman" fo:font-size="12pt" fo:language="en" fo:country="US" fo:font-weight="bold"/>
    </style:style>
    <style:style style:family="text" style:name="T9" style:display-name="T9">
      <style:text-properties fo:color="#000000" style:font-name="Courier New" fo:font-size="12pt" fo:language="en" fo:country="US" fo:font-weight="normal"/>
    </style:style>
    <style:style style:family="text" style:name="T10" style:display-name="T10">
      <style:text-properties style:font-name="Times New Roman" fo:font-size="16pt" fo:language="en" fo:country="US" fo:font-weight="bold"/>
    </style:style>
    <style:style style:family="paragraph" style:name="P10" style:display-name="P10" style:parent-style-name="Normal">
      <style:paragraph-properties fo:text-align="center"/>
    </style:style>
    <style:style style:family="paragraph" style:name="P11" style:display-name="P11" style:parent-style-name="Normal">
      <style:paragraph-properties fo:text-align="left"/>
    </style:style>
    <style:style style:family="paragraph" style:name="P12" style:display-name="P12" style:parent-style-name="Normal">
      <style:paragraph-properties fo:text-align="center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bold"/>
    </style:style>
    <style:style style:family="paragraph" style:name="P1" style:display-name="P1" style:parent-style-name="Normal">
      <style:paragraph-properties fo:text-align="center"/>
      <style:text-properties fo:font-size="14pt" fo:font-weight="bold"/>
    </style:style>
    <style:style style:family="paragraph" style:name="P2" style:display-name="P2" style:parent-style-name="Normal">
      <style:paragraph-properties fo:text-align="center"/>
      <style:text-properties fo:font-weight="bold"/>
    </style:style>
    <style:style style:family="paragraph" style:name="P3" style:display-name="P3" style:parent-style-name="Normal">
      <style:paragraph-properties fo:text-align="center"/>
      <style:text-properties fo:font-size="18pt" fo:font-weight="bold"/>
    </style:style>
    <style:style style:family="paragraph" style:name="P4" style:display-name="P4" style:parent-style-name="Normal">
      <style:text-properties fo:font-weight="normal"/>
    </style:style>
    <style:style style:family="paragraph" style:name="P5" style:display-name="P5" style:parent-style-name="Normal">
      <style:text-properties fo:font-weight="bold"/>
    </style:style>
    <style:style style:family="paragraph" style:name="P6" style:display-name="P6" style:parent-style-name="Normal">
      <style:paragraph-properties fo:text-align="left" style:writing-mode="lr"/>
      <style:text-properties fo:font-weight="bold"/>
    </style:style>
    <style:style style:family="paragraph" style:name="P7" style:display-name="P7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family="paragraph" style:name="P8" style:display-name="P8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bold"/>
    </style:style>
    <style:style style:family="paragraph" style:name="P9" style:display-name="P9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family="section" style:name="Sect1" style:display-name="Sect1"/>
    <style:style style:family="table-cell" style:name="Table1-col1-row10" style:display-name="Table1_col1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4" style:display-name="Table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5" style:display-name="Table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6" style:display-name="Table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7" style:display-name="Table1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8" style:display-name="Table1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9" style:display-name="Table1_col1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4" style:display-name="Table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5" style:display-name="Table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6" style:display-name="Table1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7" style:display-name="Table1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8" style:display-name="Table1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9" style:display-name="Table1_col2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0" style:display-name="Table1_col2_row10">
      <style:table-cell-properties style:vertical-align="top" fo:border-left="0.72pt solid #000000" fo:border-right="0.72pt solid #000000" fo:border-top="0.72pt solid #000000" fo:border-bottom="0.72pt solid #000000"/>
    </style:style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<text:span text:style-name="T1">Lab Report</text:span></text:p>
        <text:p text:style-name="P2"/>
        <text:p text:style-name="P3">ECPE 170 – Computer Systems and Networks – Fall 2012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pan text:style-name="T2">Name:<text:tab/></text:span><text:tab/><text:span text:style-name="T3">Erich Viebrock</text:span></text:p>
        <text:p text:style-name="Normal"/>
        <text:p text:style-name="Normal"><text:span text:style-name="T2">Lab Topic:</text:span><text:tab/>Version Control<text:span text:style-name="T3"> <text:s text:c="2"/>(Lab # 2)</text:span></text:p>
        <text:p text:style-name="P1"><text:span text:style-name="T4">Lab</text:span></text:p>
        <text:p text:style-name="Normal"/>
        <text:p text:style-name="Normal"><text:span text:style-name="T2">Question #1: </text:span><text:tab/></text:p>
        <text:p text:style-name="P4">Take a Screenshot (using the Ubuntu Screenshot tool) showing what the BitBucket source view looks like at this point.</text:p>
        <text:p text:style-name="P5">Answer:</text:p>
        <text:p text:style-name="P6"><draw:frame text:anchor-type="as-char" draw:z-index="0" draw:style-name="graphic1" svg:width="6.9229in" svg:height="5.1896in"><draw:image xlink:href="Pictures/0" xlink:type="simple" xlink:show="embed" xlink:actuate="onLoad"/></draw:frame></text:p>
        <text:p text:style-name="Normal"/>
        <text:p text:style-name="P6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4"><text:span text:style-name="T2">Question #2:</text:span></text:p>
        <text:p text:style-name="P5"><text:span text:style-name="T5">Take a Screenshot (using the Ubuntu Screenshot tool) showing what the BitBucket source view looks like at this point.</text:span></text:p>
        <text:p text:style-name="P5">Answer:<draw:frame text:anchor-type="as-char" draw:z-index="0" draw:style-name="graphic1" svg:width="6.9229in" svg:height="5.1896in"><draw:image xlink:href="Pictures/1" xlink:type="simple" xlink:show="embed" xlink:actuate="onLoad"/></draw:frame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pan text:style-name="T2">Question #3:</text:span></text:p>
        <text:p text:style-name="Normal"><text:span text:style-name="T5">Take a Screenshot showing what the BitBucket source view looks like at this point.</text:span></text:p>
        <text:p text:style-name="P5">Answer:</text:p>
        <text:p text:style-name="Normal"><draw:frame text:anchor-type="as-char" draw:z-index="0" draw:style-name="graphic1" svg:width="6.9229in" svg:height="5.1896in"><draw:image xlink:href="Pictures/2" xlink:type="simple" xlink:show="embed" xlink:actuate="onLoad"/></draw:frame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pan text:style-name="T2">Quesion #4:</text:span></text:p>
        <text:p text:style-name="Normal"><text:span text:style-name="T5">Take a Screenshot showing what the BitBucket version history looks like at this point (under the Commits tab).</text:span></text:p>
        <text:p text:style-name="P5">Answer:</text:p>
        <text:p text:style-name="Normal"><draw:frame text:anchor-type="as-char" draw:z-index="0" draw:style-name="graphic1" svg:width="6.9229in" svg:height="5.1896in"><draw:image xlink:href="Pictures/3" xlink:type="simple" xlink:show="embed" xlink:actuate="onLoad"/></draw:frame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pan text:style-name="T2">Question #5:</text:span></text:p>
        <text:p text:style-name="Normal"><text:span text:style-name="T5">Take a Screenshot showing what the BitBucket version history looks like at this point.</text:span></text:p>
        <text:p text:style-name="Normal"><text:span text:style-name="T6">Answer:</text:span></text:p>
        <text:p text:style-name="Normal"><draw:frame text:anchor-type="as-char" draw:z-index="0" draw:style-name="graphic1" svg:width="6.9229in" svg:height="5.1896in"><draw:image xlink:href="Pictures/4" xlink:type="simple" xlink:show="embed" xlink:actuate="onLoad"/></draw:frame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pan text:style-name="T6">Question #6:</text:span></text:p>
        <text:p text:style-name="P7"><text:span text:style-name="T7">What does the line starting in --- represent?</text:span></text:p>
        <text:p text:style-name="P8"><text:span text:style-name="T8">Answer:</text:span></text:p>
        <text:p text:style-name="P7">The line starting in “---” represents the version saved to Mecurial.</text:p>
        <text:p text:style-name="P8"/>
        <text:p text:style-name="P9"><text:span text:style-name="T6">Question #7:</text:span></text:p>
        <text:p text:style-name="P7"><text:span text:style-name="T7">What does the line starting in +++ represent?</text:span></text:p>
        <text:p text:style-name="P8"><text:span text:style-name="T8">Answer:</text:span></text:p>
        <text:p text:style-name="P7">The line starting in “+++” represents the version saved locally.</text:p>
        <text:p text:style-name="P8"/>
        <text:p text:style-name="P9"><text:span text:style-name="T6">Question #8:</text:span></text:p>
        <text:p text:style-name="P7"><text:span text:style-name="T7">What do the lines starting in + represent?</text:span></text:p>
        <text:p text:style-name="P8"><text:span text:style-name="T8">Answer:</text:span></text:p>
        <text:p text:style-name="P7">The lines starting in “+” represent the newly added lines to the file.</text:p>
        <text:p text:style-name="P8"/>
        <text:p text:style-name="P9"><text:span text:style-name="T6">Question #9:</text:span></text:p>
        <text:p text:style-name="P7"><text:span text:style-name="T7">Can you guess what a line starting in - would represent? (Depending on the edits you made, you might have a few of these lines too).</text:span></text:p>
        <text:p text:style-name="P8"><text:span text:style-name="T8">Answer:</text:span></text:p>
        <text:p text:style-name="P7">The lines starting in “-” represent the newly deleted lines to the file.</text:p>
        <text:p text:style-name="P8"/>
        <text:p text:style-name="P9"><text:span text:style-name="T6">Question #10:</text:span></text:p>
        <text:p text:style-name="P7"><text:span text:style-name="T7">What benefits would a large team of developers get from version control? Identify at least two.</text:span></text:p>
        <text:p text:style-name="P8"><text:span text:style-name="T8">Answer:</text:span></text:p>
        <text:p text:style-name="P7"><text:span text:style-name="T7">1. Back ups</text:span></text:p>
        <text:p text:style-name="P7"><text:span text:style-name="T7">2. Multiple people working on the same files simultaneously</text:span></text:p>
        <text:p text:style-name="P8"/>
        <text:p text:style-name="P9"><text:span text:style-name="T6">Question #11:</text:span></text:p>
        <text:p text:style-name="P7"><text:span text:style-name="T7">What benefits would a single developer (working alone) get from version control? Identify at least two.</text:span></text:p>
        <text:p text:style-name="P8"><text:span text:style-name="T8">Answer:</text:span></text:p>
        <text:p text:style-name="P7"><text:span text:style-name="T7">1. Back ups</text:span></text:p>
        <text:p text:style-name="P7"><text:span text:style-name="T7">2. Have multiple revisions</text:span></text:p>
        <text:p text:style-name="P8"/>
        <text:p text:style-name="P9"><text:span text:style-name="T6">Question #12:</text:span></text:p>
        <text:p text:style-name="P7"><text:span text:style-name="T7">What kind of files should you put in version control?</text:span></text:p>
        <text:p text:style-name="P8"><text:span text:style-name="T8">Answer:</text:span></text:p>
        <text:p text:style-name="P7"><text:span text:style-name="T7">1. Source code files</text:span></text:p>
        <text:p text:style-name="P7"><text:span text:style-name="T7">2. VHDL and Verilog files</text:span></text:p>
        <text:p text:style-name="P8"><text:span text:style-name="T7">3. Matlab script files</text:span></text:p>
        <text:p text:style-name="P8"/>
        <text:p text:style-name="P9"><text:span text:style-name="T6">Question #13:</text:span></text:p>
        <text:p text:style-name="P7"><text:span text:style-name="T7">What kind of files should you </text:span><text:span text:style-name="T8">not</text:span><text:span text:style-name="T7"> put in version control? Why?</text:span></text:p>
        <text:p text:style-name="P8"><text:span text:style-name="T8">Answer:</text:span></text:p>
        <text:p text:style-name="P7"><text:span text:style-name="T7">1. Binary data</text:span></text:p>
        <text:p text:style-name="P7"><text:span text:style-name="T7">2. Anything auto-generated by the compiler</text:span></text:p>
        <text:p text:style-name="P7"><text:span text:style-name="T7">3. Text editor temp files</text:span></text:p>
        <text:p text:style-name="P7"><text:span text:style-name="T7">They take up space, and can be auto-generated in a split second.</text:span></text:p>
        <text:p text:style-name="P8"/>
        <text:p text:style-name="P8"/>
        <text:p text:style-name="P8"/>
        <text:p text:style-name="P8"/>
        <text:p text:style-name="P9"><text:span text:style-name="T6">Question #14:</text:span></text:p>
        <text:p text:style-name="P9"><text:span text:style-name="T5">Make a table that briefly summarizes the following fundamental hg commands:</text:span></text:p>
        <text:p text:style-name="P9"><text:span text:style-name="T9">hg help, hd add, hg commit, hg push, hg pull, hg update, hg status, hg diff, hg merge</text:span></text:p>
        <text:p text:style-name="P8"><text:span text:style-name="T8">Answer:</text:span></text:p>
        <table:table table:name="Table1">
          <table:table-column/>
          <table:table-column/>
          <table:table-row>
            <table:table-cell table:style-name="Table1_col1_row1">
              <text:p text:style-name="P10"><text:span text:style-name="T2">Command</text:span></text:p>
            </table:table-cell>
            <table:table-cell table:style-name="Table1_col2_row1">
              <text:p text:style-name="P10"><text:span text:style-name="T2">Description</text:span></text:p>
            </table:table-cell>
          </table:table-row>
          <table:table-row>
            <table:table-cell table:style-name="Table1_col1_row2">
              <text:p text:style-name="Normal"><text:span text:style-name="T9">hg help</text:span></text:p>
            </table:table-cell>
            <table:table-cell table:style-name="Table1_col2_row2">
              <text:p text:style-name="Normal">Displays a list of commands and uses for them. </text:p>
            </table:table-cell>
          </table:table-row>
          <table:table-row>
            <table:table-cell table:style-name="Table1_col1_row3">
              <text:p text:style-name="Normal"><text:span text:style-name="T9">hd add</text:span></text:p>
            </table:table-cell>
            <table:table-cell table:style-name="Table1_col2_row3">
              <text:p text:style-name="Normal">Schedule files to be added to the version control repository.</text:p>
            </table:table-cell>
          </table:table-row>
          <table:table-row>
            <table:table-cell table:style-name="Table1_col1_row4">
              <text:p text:style-name="Normal"><text:span text:style-name="T9">hg commit</text:span></text:p>
            </table:table-cell>
            <table:table-cell table:style-name="Table1_col2_row4">
              <text:p text:style-name="Normal">Commit changes to files to the given repository.</text:p>
            </table:table-cell>
          </table:table-row>
          <table:table-row>
            <table:table-cell table:style-name="Table1_col1_row5">
              <text:p text:style-name="Normal"><text:span text:style-name="T9">hg push</text:span></text:p>
            </table:table-cell>
            <table:table-cell table:style-name="Table1_col2_row5">
              <text:p text:style-name="Normal">Push changes from local repository to cloud repository.</text:p>
            </table:table-cell>
          </table:table-row>
          <table:table-row>
            <table:table-cell table:style-name="Table1_col1_row6">
              <text:p text:style-name="Normal"><text:span text:style-name="T9">hg pull</text:span></text:p>
            </table:table-cell>
            <table:table-cell table:style-name="Table1_col2_row6">
              <text:p text:style-name="Normal">Pull changes from cloud repository to local repository.</text:p>
            </table:table-cell>
          </table:table-row>
          <table:table-row>
            <table:table-cell table:style-name="Table1_col1_row7">
              <text:p text:style-name="Normal"><text:span text:style-name="T9">hg update</text:span></text:p>
            </table:table-cell>
            <table:table-cell table:style-name="Table1_col2_row7">
              <text:p text:style-name="P11">Update repository’s working directory with specified changeset.</text:p>
            </table:table-cell>
          </table:table-row>
          <table:table-row>
            <table:table-cell table:style-name="Table1_col1_row8">
              <text:p text:style-name="Normal"><text:span text:style-name="T9">hg status</text:span></text:p>
            </table:table-cell>
            <table:table-cell table:style-name="Table1_col2_row8">
              <text:p text:style-name="Normal">Show status of files in repository.</text:p>
            </table:table-cell>
          </table:table-row>
          <table:table-row>
            <table:table-cell table:style-name="Table1_col1_row9">
              <text:p text:style-name="Normal"><text:span text:style-name="T9">hg diff</text:span></text:p>
            </table:table-cell>
            <table:table-cell table:style-name="Table1_col2_row9">
              <text:p text:style-name="Normal">Show differences between revisions and previous files.</text:p>
            </table:table-cell>
          </table:table-row>
          <table:table-row>
            <table:table-cell table:style-name="Table1_col1_row10">
              <text:p text:style-name="Normal"><text:span text:style-name="T9">hg merge</text:span></text:p>
            </table:table-cell>
            <table:table-cell table:style-name="Table1_col2_row10">
              <text:p text:style-name="Normal">Current working directory is updated with all changes made in requested revision.</text:p>
            </table:table-cell>
          </table:table-row>
        </table:table>
        <text:p text:style-name="P8"/>
        <text:p text:style-name="P9"><text:span text:style-name="T6">Question #15:</text:span></text:p>
        <text:p text:style-name="P7"><text:span text:style-name="T7">What is the difference between a commit and a push?</text:span></text:p>
        <text:p text:style-name="P8"><text:span text:style-name="T8">Answer:</text:span></text:p>
        <text:p text:style-name="P7">The difference between a commit and push is a commit is used for commenting on changes, whereas a push sends changes to a different repository.</text:p>
        <text:p text:style-name="P8"/>
        <text:p text:style-name="P9"><text:span text:style-name="T6">Question #16:</text:span></text:p>
        <text:p text:style-name="P9"><text:span text:style-name="T5">Why is it better to use hg cp instead of plain-old regular cp to copy a file within the repository?</text:span></text:p>
        <text:p text:style-name="P8"><text:span text:style-name="T8">Answer:</text:span></text:p>
        <text:p text:style-name="P7">It is better to use “hg cp” instead of “cp”, because hg cp preserves version history.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12"><text:span text:style-name="T10">Lab Report - Wrapup</text:span></text:p>
        <text:p text:style-name="P12"/>
        <text:p text:style-name="P8"><text:span text:style-name="T8">Question #1</text:span></text:p>
        <text:p text:style-name="P8"><text:span text:style-name="T7">What was the best aspect of this lab?</text:span></text:p>
        <text:p text:style-name="P8"><text:span text:style-name="T8">Answer:</text:span></text:p>
        <text:p text:style-name="P8"><text:span text:style-name="T3">The best part about this lab was easy workflow from directions to command prompt.</text:span></text:p>
        <text:p text:style-name="P8"/>
        <text:p text:style-name="P8"><text:span text:style-name="T8">Question #2</text:span></text:p>
        <text:p text:style-name="P8"><text:span text:style-name="T7">What was the worst aspect of this lab?</text:span></text:p>
        <text:p text:style-name="P8"><text:span text:style-name="T8">Answer:</text:span></text:p>
        <text:p text:style-name="P8"><text:span text:style-name="T3">The worst part about this lab was finding a difference between hg commit and hg push.</text:span></text:p>
        <text:p text:style-name="P8"/>
        <text:p text:style-name="P8"><text:span text:style-name="T8">Question #3</text:span></text:p>
        <text:p text:style-name="P8"><text:span text:style-name="T7">How would you suggest improving this lab in future semesters?</text:span></text:p>
        <text:p text:style-name="P8"><text:span text:style-name="T8">Answer:</text:span></text:p>
        <text:p text:style-name="P8"><text:span text:style-name="T7">To improve this lab for future semesters, I would recommend extending this lab to two class periods. Working with new software is always challenging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0.4925in"/>
    </style:default-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Horizontal-Line" style:display-name="Horizontal Line" style:parent-style-name="Normal" style:next-style-name="Text-body">
      <style:paragraph-properties fo:margin-top="0in" fo:margin-bottom="0.1965in" fo:border-bottom="0.06pt solid #808080" fo:padding-left="0in" fo:padding-right="0in" fo:padding-top="0in"/>
      <style:text-properties fo:font-size="6pt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  <style:style style:family="graphic" style:name="Graphics" style:display-name="Graphics"/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dc:creator>Erich Viebrock</dc:creator>
    <meta:creation-date>2012-08-05T16:35:11</meta:creation-date>
    <dc:date>2012-09-04T12:47:57</dc:date>
  </office:meta>
</office:document-meta>
</file>